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C00000212CB73612A.png" manifest:media-type="image/png"/>
  <manifest:file-entry manifest:full-path="Pictures/10000001000003210000012D8D27BFDF.png" manifest:media-type="image/png"/>
  <manifest:file-entry manifest:full-path="Pictures/1000225B000052C900001F1C4A0EAA9D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068cm" fo:min-width="1.445cm" loext:decorative="false"/>
    </style:style>
    <style:style style:name="gr3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8cm" draw:marker-end-width="0.28cm" draw:fill-color="#ffffff" draw:textarea-horizontal-align="justify" draw:textarea-vertical-align="middle" draw:auto-grow-height="false" fo:min-height="3.877cm" fo:min-width="2.668cm" fo:padding-top="0.152cm" fo:padding-bottom="0.152cm" fo:padding-left="0.277cm" fo:padding-right="0.277cm" loext:decorative="false"/>
      <style:paragraph-properties style:writing-mode="lr-tb"/>
    </style:style>
    <style:style style:name="gr5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10.947cm" fo:min-width="0cm" fo:padding-top="0.178cm" fo:padding-bottom="0.178cm" fo:padding-left="0.303cm" fo:padding-right="0.303cm" fo:wrap-option="wrap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192cm" svg:height="7.963cm" svg:x="0cm" svg:y="0cm">
          <draw:image xlink:href="Pictures/1000225B000052C900001F1C4A0EAA9D.svg" xlink:type="simple" xlink:show="embed" xlink:actuate="onLoad" draw:mime-type="image/svg+xml">
            <text:p/>
          </draw:image>
          <draw:image xlink:href="Pictures/10000001000003210000012D8D27BFDF.png" xlink:type="simple" xlink:show="embed" xlink:actuate="onLoad" draw:mime-type="image/png"/>
        </draw:frame>
        <draw:custom-shape draw:style-name="gr2" draw:text-style-name="P2" draw:layer="layout" svg:width="2.222cm" svg:height="0.635cm" svg:x="3.774cm" svg:y="2.8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2.222cm" svg:height="0.635cm" svg:x="9.489cm" svg:y="2.8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2.222cm" svg:height="0.635cm" svg:x="15.204cm" svg:y="2.8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1.294cm" svg:height="0.963cm" svg:x="15.497cm" svg:y="1.869cm">
          <draw:text-box>
            <text:p>✅</text:p>
          </draw:text-box>
        </draw:frame>
        <draw:frame draw:style-name="gr3" draw:text-style-name="P3" draw:layer="layout" svg:width="1.294cm" svg:height="0.963cm" svg:x="9.782cm" svg:y="1.858cm">
          <draw:text-box>
            <text:p>✅</text:p>
          </draw:text-box>
        </draw:frame>
        <draw:frame draw:style-name="gr1" draw:text-style-name="P1" draw:layer="layout" svg:width="1.872cm" svg:height="2.409cm" svg:x="3.807cm" svg:y="3.587cm">
          <draw:image xlink:href="Pictures/100000010000019C00000212CB73612A.png" xlink:type="simple" xlink:show="embed" xlink:actuate="onLoad" draw:mime-type="image/png">
            <text:p/>
          </draw:image>
        </draw:frame>
        <draw:custom-shape draw:style-name="gr4" draw:text-style-name="P4" draw:layer="layout" svg:width="3.168cm" svg:height="4.127cm" svg:x="17.426cm" svg:y="1.234cm">
          <text:p text:style-name="P1"><text:span text:style-name="T1">Data</text:span></text:p>
          <text:p text:style-name="P1"><text:span text:style-name="T1">publication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952cm" svg:height="1.225cm" svg:x="11.712cm" svg:y="6.359cm">
          <draw:image xlink:href="Pictures/100000010000019C00000212CB73612A.png" xlink:type="simple" xlink:show="embed" xlink:actuate="onLoad" draw:mime-type="image/png">
            <text:p/>
          </draw:image>
        </draw:frame>
        <draw:custom-shape draw:style-name="gr5" draw:text-style-name="P5" draw:layer="layout" svg:width="0.66cm" svg:height="11.925cm" draw:transform="rotate (-1.5707963267949) translate (18.061cm 5.654cm)">
          <text:p/>
          <draw:enhanced-geometry svg:viewBox="0 0 21600 21600" draw:glue-points="0 0 0 21600 21600 10800" draw:text-areas="0 ?f9 7800 ?f10" draw:type="right-brace" draw:modifiers="1800 10757.513768686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99cm" fo:margin-bottom="0.599cm" fo:margin-left="0.599cm" fo:margin-right="0.599cm" fo:page-width="21.193cm" fo:page-height="7.96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08T10:21:48.688945111</dc:date>
    <dc:creator>Lars Vilhuber</dc:creator>
    <meta:editing-duration>PT11S</meta:editing-duration>
    <meta:editing-cycles>1</meta:editing-cycles>
    <meta:document-statistic meta:object-count="10"/>
    <meta:generator>LibreOffice/24.8.7.2$Linux_X86_64 LibreOffice_project/480$Build-2</meta:generator>
  </office:meta>
</office:document-meta>
</file>